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c0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image_loader bad_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11-04T16:46:38.786708510</dc:date>
    <meta:editing-duration>PT4M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0" meta:character-count="63" meta:non-whitespace-character-count="56"/>
  </office:meta>
</office:document-meta>
</file>